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49.69pt"/>
    </style:style>
    <style:style style:name="co40" style:family="table-column">
      <style:table-column-properties fo:break-before="auto" style:column-width="52.3pt"/>
    </style:style>
    <style:style style:name="co41" style:family="table-column">
      <style:table-column-properties fo:break-before="auto" style:column-width="57.09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9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8" calcext:value-type="date">
            <text:p>08-2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 table:number-rows-repeated="1048529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3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3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21:33:00.911128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7T17:12:58.909204011</dc:date>
    <meta:editing-duration>P113DT12H32M18S</meta:editing-duration>
    <meta:editing-cycles>1414</meta:editing-cycles>
    <meta:document-statistic meta:table-count="11" meta:cell-count="2929" meta:object-count="0"/>
  </office:meta>
</office:document-meta>
</file>